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hronousActivity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ynchronousActivity.do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synchronousActivity.AsynchronousActivity( Executor executor ,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